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d3ba" officeooo:paragraph-rsid="0018d3ba"/>
    </style:style>
    <style:style style:name="P2" style:family="paragraph" style:parent-style-name="Standard">
      <style:text-properties officeooo:rsid="001ad02b" officeooo:paragraph-rsid="001ad02b"/>
    </style:style>
    <style:style style:name="P3" style:family="paragraph" style:parent-style-name="Standard">
      <style:text-properties officeooo:rsid="001b1c09" officeooo:paragraph-rsid="001b1c09"/>
    </style:style>
    <style:style style:name="P4" style:family="paragraph" style:parent-style-name="Standard">
      <style:text-properties officeooo:rsid="001c76b4" officeooo:paragraph-rsid="001c76b4"/>
    </style:style>
    <style:style style:name="P5" style:family="paragraph" style:parent-style-name="Standard">
      <style:text-properties officeooo:rsid="001faa49" officeooo:paragraph-rsid="001faa49"/>
    </style:style>
    <style:style style:name="P6" style:family="paragraph" style:parent-style-name="Standard">
      <style:text-properties officeooo:rsid="0021e269" officeooo:paragraph-rsid="0021e269"/>
    </style:style>
    <style:style style:name="P7" style:family="paragraph" style:parent-style-name="Table_20_Contents">
      <style:text-properties officeooo:rsid="00206623" officeooo:paragraph-rsid="00206623"/>
    </style:style>
    <style:style style:name="T1" style:family="text">
      <style:text-properties officeooo:rsid="001b1c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Oracle SQL</text:p>
      <text:p text:style-name="P1"/>
      <text:p text:style-name="P2">Tipos de dados:</text:p>
      <text:p text:style-name="P2"/>
      <text:p text:style-name="P2">Char – texto com tamanho definido (entre 1 – 2000 caracteres); - Sempre o espaço é preenchido totalmente, caso não o dado seja menor que o tamanho completa com espaços em branco;</text:p>
      <text:p text:style-name="P2"/>
      <text:p text:style-name="P3">Varchar e Varchar2 – texto com tamanho variável – ocupa o tamanho necessário;</text:p>
      <text:p text:style-name="P3"/>
      <text:p text:style-name="P4">Nvarchar – texto com tamanho variável - <text:span text:style-name="T1">ocupa o tamanho necessário;</text:span></text:p>
      <text:p text:style-name="P4"/>
      <text:p text:style-name="P6">Number – Tipos de dados numericos</text:p>
      <text:p text:style-name="P4"/>
      <table:table table:name="Tabela1" table:style-name="Tabela1">
        <table:table-column table:style-name="Tabela1.A" table:number-columns-repeated="2"/>
        <table:table-row table:style-name="TableLine1933054041712">
          <table:table-cell table:style-name="Tabela1.A1" office:value-type="string">
            <text:p text:style-name="P7">SELECT</text:p>
          </table:table-cell>
          <table:table-cell table:style-name="Tabela1.B1" office:value-type="string">
            <text:p text:style-name="P7">Consulta de dados.</text:p>
          </table:table-cell>
        </table:table-row>
        <table:table-row table:style-name="TableLine1933054041712">
          <table:table-cell table:style-name="Tabela1.A2" office:value-type="string">
            <text:p text:style-name="P7">INSERT, UPDATE E DELETE</text:p>
          </table:table-cell>
          <table:table-cell table:style-name="Tabela1.B2" office:value-type="string">
            <text:p text:style-name="P7">Manipulação de dados.</text:p>
          </table:table-cell>
        </table:table-row>
        <table:table-row table:style-name="TableLine1933054041712">
          <table:table-cell table:style-name="Tabela1.A2" office:value-type="string">
            <text:p text:style-name="P7">CREATE, ALTER, DROP, RENAME E TRUNCADE</text:p>
          </table:table-cell>
          <table:table-cell table:style-name="Tabela1.B2" office:value-type="string">
            <text:p text:style-name="P7">Definição</text:p>
          </table:table-cell>
        </table:table-row>
        <table:table-row table:style-name="TableLine1933054041712">
          <table:table-cell table:style-name="Tabela1.A2" office:value-type="string">
            <text:p text:style-name="P7">COMMIT, ROLLBACK E SAVEPOINT</text:p>
          </table:table-cell>
          <table:table-cell table:style-name="Tabela1.B2" office:value-type="string">
            <text:p text:style-name="P7">Controle de transações</text:p>
          </table:table-cell>
        </table:table-row>
        <table:table-row table:style-name="TableLine1933054041712">
          <table:table-cell table:style-name="Tabela1.A2" office:value-type="string">
            <text:p text:style-name="P7">GRANT, REVOKE</text:p>
          </table:table-cell>
          <table:table-cell table:style-name="Tabela1.B2" office:value-type="string">
            <text:p text:style-name="P7">Controle de acesso</text:p>
          </table:table-cell>
        </table:table-row>
      </table:table>
      <text:p text:style-name="P4"/>
      <text:p text:style-name="P4"/>
      <text:p text:style-name="P5">PL/SQL</text:p>
      <text:p text:style-name="P5"/>
      <text:p text:style-name="P5"/>
      <text:p text:style-name="P4"/>
      <text:p text:style-name="P4"/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5T11:35:34.860000000</meta:creation-date>
    <dc:date>2021-08-05T17:09:33.013000000</dc:date>
    <meta:editing-duration>PT19M9S</meta:editing-duration>
    <meta:editing-cycles>7</meta:editing-cycles>
    <meta:generator>LibreOffice/7.1.3.2$Windows_X86_64 LibreOffice_project/47f78053abe362b9384784d31a6e56f8511eb1c1</meta:generator>
    <meta:document-statistic meta:table-count="1" meta:image-count="0" meta:object-count="0" meta:page-count="1" meta:paragraph-count="17" meta:word-count="92" meta:character-count="582" meta:non-whitespace-character-count="501"/>
  </office:meta>
</office:document-meta>
</file>